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9da69" officeooo:paragraph-rsid="0019da69"/>
    </style:style>
    <style:style style:name="P3" style:family="paragraph" style:parent-style-name="Standard">
      <style:text-properties officeooo:rsid="001c1f68" officeooo:paragraph-rsid="001c1f68"/>
    </style:style>
    <style:style style:name="P4" style:family="paragraph" style:parent-style-name="Standard">
      <style:text-properties officeooo:rsid="001dad51" officeooo:paragraph-rsid="001dad51"/>
    </style:style>
    <style:style style:name="P5" style:family="paragraph" style:parent-style-name="Standard">
      <style:text-properties officeooo:rsid="0023dc94" officeooo:paragraph-rsid="0023dc94"/>
    </style:style>
    <style:style style:name="P6" style:family="paragraph" style:parent-style-name="Standard">
      <style:text-properties officeooo:rsid="001755ab" officeooo:paragraph-rsid="0016f8d4"/>
    </style:style>
    <style:style style:name="P7" style:family="paragraph" style:parent-style-name="Standard">
      <style:text-properties officeooo:rsid="002161e6" officeooo:paragraph-rsid="002161e6"/>
    </style:style>
    <style:style style:name="P8" style:family="paragraph" style:parent-style-name="Standard" style:list-style-name="L1">
      <style:text-properties officeooo:rsid="002161e6" officeooo:paragraph-rsid="002161e6"/>
    </style:style>
    <style:style style:name="P9" style:family="paragraph" style:parent-style-name="Standard">
      <style:text-properties officeooo:rsid="00222e5d" officeooo:paragraph-rsid="00222e5d"/>
    </style:style>
    <style:style style:name="P10" style:family="paragraph" style:parent-style-name="Standard" style:list-style-name="L2">
      <style:text-properties officeooo:rsid="002161e6" officeooo:paragraph-rsid="002161e6"/>
    </style:style>
    <style:style style:name="P11" style:family="paragraph" style:parent-style-name="Standard">
      <style:text-properties officeooo:rsid="001b6562" officeooo:paragraph-rsid="001b6562"/>
    </style:style>
    <style:style style:name="T1" style:family="text">
      <style:text-properties officeooo:rsid="002161e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/>
      <text:p text:style-name="P3">Cambiar selección de tipos a comboboxes</text:p>
      <text:p text:style-name="P4">Cómo hacer para buscar en los comboboxes editables según se escribe <text:span text:style-name="T1">(Lo enseña el viernes)</text:span></text:p>
      <text:p text:style-name="P4">Cómo hacer para añadir a los comboboxes que se escriben</text:p>
      <text:p text:style-name="P4"/>
      <text:p text:style-name="P5">boton eliminar cuenta elimina de bbdd y ejecuta cerrar sesion (Función del botón con el mismo nombre)</text:p>
      <text:p text:style-name="P6"/>
      <text:p text:style-name="P7">Lectura equipos:</text:p>
      <text:list text:style-name="L1">
        <text:list-item>
          <text:p text:style-name="P8">Leer distinct (Para ver cuantos equipos hay)</text:p>
        </text:list-item>
        <text:list-item>
          <text:p text:style-name="P8">guardar cada id distinto en lista</text:p>
        </text:list-item>
        <text:list-item>
          <text:p text:style-name="P8">for con iteraciones igual al numero de equipos distintos</text:p>
        </text:list-item>
        <text:list-item>
          <text:p text:style-name="P8">en cada iteración se leen entradas donde el id sea igual al de la iteración de la lista de equipos</text:p>
        </text:list-item>
        <text:list-item>
          <text:p text:style-name="P8">Hacer lo necesario</text:p>
        </text:list-item>
      </text:list>
      <text:p text:style-name="P9">(Este método evita desorden de idEquipo)</text:p>
      <text:p text:style-name="P7"/>
      <text:list text:style-name="L2">
        <text:list-item>
          <text:p text:style-name="P10">Leer 1</text:p>
        </text:list-item>
        <text:list-item>
          <text:p text:style-name="P10">Guardar idequipo en variable</text:p>
        </text:list-item>
        <text:list-item>
          <text:p text:style-name="P10">Hacer lo necesario (posiblemente guardar objeto equipo (O miembro mejor))</text:p>
        </text:list-item>
        <text:list-item>
          <text:p text:style-name="P10">Leer otra vez</text:p>
        </text:list-item>
        <text:list-item>
          <text:p text:style-name="P10">Comparar id anterior con actual</text:p>
          <text:list>
            <text:list-item>
              <text:p text:style-name="P10">Si id anterior es igual, no se crea otra tarjeta equipo</text:p>
            </text:list-item>
            <text:list-item>
              <text:p text:style-name="P10">Si id anterior es distinto se crea otra tarjeta equipo</text:p>
            </text:list-item>
          </text:list>
        </text:list-item>
        <text:list-item>
          <text:p text:style-name="P10"/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2T00:56:54.366000000</dc:date>
    <meta:editing-duration>PT18H19M39S</meta:editing-duration>
    <meta:editing-cycles>15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20" meta:word-count="173" meta:character-count="936" meta:non-whitespace-character-count="795"/>
  </office:meta>
</office:document-meta>
</file>